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Source Han Serif CN" svg:font-family="'Source Han Serif C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stackoverflow.com/questions/19850730/whats-the-difference-between-a-sequence-and-a-collection-in-clojure/56171629" text:style-name="Internet_20_link" text:visited-style-name="Visited_20_Internet_20_Link">https://stackoverflow.com/questions/19850730/whats-the-difference-between-a-sequence-and-a-collection-in-clojure/56171629</text:a></text:p>
      <text:h text:style-name="Heading_20_1" text:outline-level="1">Collection</text:h>
      <text:p text:style-name="Text_20_body">This is just one of the "collection" data types (they are actually objects in the OO sense, having certain properties, methods and behaviours). The ones made for the Clojure Universe are persistent (i.e. immutable), but you can also create instances of a Collection type directly based on a Java Collection class, which are mutable, if you absolutely must.</text:p>
      <text:p text:style-name="Text_20_body">In the Clojure Universe there are:</text:p>
      <text:list xml:id="list1712253805" text:style-name="L1">
        <text:list-item>
          <text:p text:style-name="P3">Sequentials (those for which <text:span text:style-name="Source_20_Text">sequential?</text:span> yields <text:span text:style-name="Source_20_Text">true</text:span>) </text:p>
          <text:list>
            <text:list-item>
              <text:p text:style-name="P3">List </text:p>
            </text:list-item>
            <text:list-item>
              <text:p text:style-name="P3">Vector </text:p>
            </text:list-item>
            <text:list-item>
              <text:p text:style-name="P3">Queue </text:p>
            </text:list-item>
          </text:list>
        </text:list-item>
        <text:list-item>
          <text:p text:style-name="P3">Maps </text:p>
          <text:list>
            <text:list-item>
              <text:p text:style-name="P3">Map (two actual implementations with slightly differing behaviours) </text:p>
            </text:list-item>
            <text:list-item>
              <text:p text:style-name="P3">Sorted map </text:p>
            </text:list-item>
          </text:list>
        </text:list-item>
        <text:list-item>
          <text:p text:style-name="P3">Sets </text:p>
          <text:list>
            <text:list-item>
              <text:p text:style-name="P3">Set </text:p>
            </text:list-item>
            <text:list-item>
              <text:p text:style-name="P1">Sorted set </text:p>
            </text:list-item>
          </text:list>
        </text:list-item>
      </text:list>
      <text:h text:style-name="Heading_20_1" text:outline-level="1">Sequence</text:h>
      <text:p text:style-name="Text_20_body">This is <text:span text:style-name="Emphasis">something</text:span> that the functions <text:span text:style-name="Source_20_Text">first</text:span> and <text:span text:style-name="Source_20_Text">rest</text:span> can properly handle (in OO terms: "something that implements the seq API").</text:p>
      <text:p text:style-name="Text_20_body">This may indeed be a collection or something that is the result of applying the function <text:span text:style-name="Source_20_Text">seq</text:span>.</text:p>
      <text:p text:style-name="Text_20_body">If you apply the function <text:span text:style-name="Source_20_Text">seq</text:span> to an object for which that makes sense, you get a <text:span text:style-name="Emphasis">seq object</text:span> representing/generating the sequence, possibly in an "on demand", i.e. lazy, way. </text:p>
      <text:p text:style-name="Text_20_body">The <text:span text:style-name="Emphasis">seq object</text:span> is basically an iterator object supporting <text:span text:style-name="Source_20_Text">first</text:span> and <text:span text:style-name="Source_20_Text">rest</text:span>.</text:p>
      <text:p text:style-name="Text_20_body">For example, after applying <text:span text:style-name="Source_20_Text">seq</text:span>, you may get objects of class:</text:p>
      <text:list xml:id="list865999173" text:style-name="L2">
        <text:list-item>
          <text:p text:style-name="P4"><text:span text:style-name="Source_20_Text">clojure.lang.Cons</text:span> - try <text:span text:style-name="Source_20_Text">(class (seq (map #(* % 2) '( 1 2 3))))</text:span> </text:p>
        </text:list-item>
        <text:list-item>
          <text:p text:style-name="P4"><text:span text:style-name="Source_20_Text">clojure.lang.PersistentList</text:span> </text:p>
        </text:list-item>
        <text:list-item>
          <text:p text:style-name="P4"><text:span text:style-name="Source_20_Text">clojure.lang.APersistentMap$KeySeq</text:span> </text:p>
        </text:list-item>
        <text:list-item>
          <text:p text:style-name="P4"><text:span text:style-name="Source_20_Text">clojure.lang.PersistentList$EmptyList</text:span> </text:p>
        </text:list-item>
        <text:list-item>
          <text:p text:style-name="P4"><text:span text:style-name="Source_20_Text">clojure.lang.PersistentHashMap$NodeSeq</text:span> </text:p>
        </text:list-item>
        <text:list-item>
          <text:p text:style-name="P4"><text:span text:style-name="Source_20_Text">clojure.lang.PersistentQueue$Seq</text:span> </text:p>
        </text:list-item>
        <text:list-item>
          <text:p text:style-name="P2"><text:span text:style-name="Source_20_Text">clojure.lang.PersistentVector$ChunkedSeq</text:span> </text:p>
        </text:list-item>
      </text:list>
      <text:p text:style-name="Text_20_body">If you pass a sequence through <text:span text:style-name="Source_20_Text">seq</text:span>, the concrete type returned may be different from the concrete type passed in (sometimes it does not). It will still be a sequence.</text:p>
      <text:p text:style-name="Text_20_body"><text:soft-page-break/>What the "elements" in the sequence are depends on the concrete type. For example, for maps, they are key-value pairs which look like 2-element <text:span text:style-name="Source_20_Text">vector</text:span> (but are actually another concrete type).</text:p>
      <text:p text:style-name="Text_20_body">Finally, to create an empty sequence: <text:span text:style-name="Source_20_Text">(rest (seq [:fo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Source Han Serif CN" svg:font-family="'Source Han Serif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erif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erif CN" style:font-family-asian="'Source Han Serif CN'"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09:25:27.857021442</meta:creation-date>
    <dc:date>2019-05-18T09:26:39.643570505</dc:date>
    <meta:editing-duration>PT48S</meta:editing-duration>
    <meta:editing-cycles>2</meta:editing-cycles>
    <meta:generator>LibreOffice/6.1.5.2$Linux_X86_64 LibreOffice_project/10$Build-2</meta:generator>
    <meta:document-statistic meta:table-count="0" meta:image-count="0" meta:object-count="0" meta:page-count="2" meta:paragraph-count="30" meta:word-count="289" meta:character-count="1943" meta:non-whitespace-character-count="1683"/>
  </office:meta>
</office:document-meta>
</file>